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6dcd" officeooo:paragraph-rsid="00046dcd"/>
    </style:style>
    <style:style style:name="P2" style:family="paragraph" style:parent-style-name="Standard">
      <style:paragraph-properties fo:text-align="center" style:justify-single-word="false"/>
      <style:text-properties officeooo:rsid="00046dcd" officeooo:paragraph-rsid="00046dcd"/>
    </style:style>
    <style:style style:name="P3" style:family="paragraph" style:parent-style-name="Standard">
      <style:text-properties officeooo:rsid="00046dcd" officeooo:paragraph-rsid="00051861"/>
    </style:style>
    <style:style style:name="P4" style:family="paragraph" style:parent-style-name="Standard">
      <style:text-properties fo:font-style="italic" officeooo:rsid="00046dcd" officeooo:paragraph-rsid="00046dcd" style:font-style-asian="italic" style:font-style-complex="italic"/>
    </style:style>
    <style:style style:name="P5" style:family="paragraph" style:parent-style-name="Standard">
      <style:text-properties officeooo:rsid="00051861" officeooo:paragraph-rsid="00051861"/>
    </style:style>
    <style:style style:name="P6" style:family="paragraph" style:parent-style-name="Standard">
      <style:text-properties officeooo:rsid="0005f906" officeooo:paragraph-rsid="0005f906"/>
    </style:style>
    <style:style style:name="P7" style:family="paragraph" style:parent-style-name="Standard">
      <style:text-properties officeooo:rsid="00069d84" officeooo:paragraph-rsid="00069d84"/>
    </style:style>
    <style:style style:name="P8" style:family="paragraph" style:parent-style-name="Standard">
      <style:text-properties officeooo:rsid="0009a98f" officeooo:paragraph-rsid="0009a98f"/>
    </style:style>
    <style:style style:name="T1" style:family="text">
      <style:text-properties officeooo:rsid="00046dcd"/>
    </style:style>
    <style:style style:name="T2" style:family="text">
      <style:text-properties officeooo:rsid="00051861"/>
    </style:style>
    <style:style style:name="T3" style:family="text">
      <style:text-properties style:text-position="super 58%"/>
    </style:style>
    <style:style style:name="T4" style:family="text">
      <style:text-properties officeooo:rsid="0005f906"/>
    </style:style>
    <style:style style:name="T5" style:family="text">
      <style:text-properties officeooo:rsid="00069d84"/>
    </style:style>
    <style:style style:name="T6" style:family="text">
      <style:text-properties officeooo:rsid="00086de1"/>
    </style:style>
    <style:style style:name="T7" style:family="text">
      <style:text-properties officeooo:rsid="00088569"/>
    </style:style>
    <style:style style:name="T8" style:family="text">
      <style:text-properties officeooo:rsid="0009a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ntable Infinity<text:line-break/>from Existential Paths</text:p>
      <text:p text:style-name="P2">by Sven Nilsen, 2019</text:p>
      <text:p text:style-name="P1"/>
      <text:p text:style-name="P4">In this paper I show <text:span text:style-name="T2">how to</text:span> prove when <text:span text:style-name="T2">a function’s decidability</text:span> does not exceed countable infinity.</text:p>
      <text:p text:style-name="P1"/>
      <text:p text:style-name="P1">The function `f` <text:span text:style-name="T7">decides on set `a` of size</text:span> up to countable infinity, but no more, when:</text:p>
      <text:p text:style-name="P1"/>
      <text:p text:style-name="P1"><text:tab/>∃f &lt;=&gt; a <text:span text:style-name="T2">\</text:span> b</text:p>
      <text:p text:style-name="P1"><text:tab/>|b| &gt;<text:span text:style-name="T6">=</text:span> <text:span text:style-name="T6">1</text:span></text:p>
      <text:p text:style-name="P1"/>
      <text:p text:style-name="P1"><text:tab/>f : a → <text:span text:style-name="T4">T</text:span></text:p>
      <text:p text:style-name="P1"><text:tab/>a : T → bool</text:p>
      <text:p text:style-name="P1"><text:tab/>b : T → bool</text:p>
      <text:p text:style-name="P1"/>
      <text:p text:style-name="P1">Notation:</text:p>
      <text:p text:style-name="P1"/>
      <text:p text:style-name="P1"><text:tab/>`∃f`<text:tab/><text:tab/>existential path of `f`</text:p>
      <text:p text:style-name="P1"><text:tab/>`a <text:span text:style-name="T2">\</text:span> b`<text:tab/><text:tab/>`a` except `b`</text:p>
      <text:p text:style-name="P1"><text:tab/>`|b|`<text:tab/><text:tab/>size of `b`</text:p>
      <text:p text:style-name="P1"/>
      <text:p text:style-name="P1">All members of `a` is mapped by `f` to `a <text:span text:style-name="T2">\</text:span> b`. If this set is finite, then at least two members of `a` is mapped to the same output. <text:span text:style-name="T8">Maximum decidability of `f` is when all members are mapped uniquely.<text:line-break/></text:span>In order to map every member of `a` to some unique member of `a <text:span text:style-name="T2">\</text:span> b`, the set of `a` must be infinite.</text:p>
      <text:p text:style-name="P1"/>
      <text:p text:style-name="P5">Assume that `a` is infinite. By constraining `f` with `a \ b`:</text:p>
      <text:p text:style-name="P1"/>
      <text:p text:style-name="P3"><text:tab/>∃f<text:span text:style-name="T2">{a \</text:span> <text:span text:style-name="T2">b} </text:span>&lt;=&gt; a <text:span text:style-name="T2">\</text:span> b <text:span text:style-name="T2">\ f(b)</text:span></text:p>
      <text:p text:style-name="P1"/>
      <text:p text:style-name="P5">This works because when the `b` is not allowed as input and `f` maps to unique outputs, there must be one map that is missing: The output `f(b)`.</text:p>
      <text:p text:style-name="P5"/>
      <text:p text:style-name="P5">By constraining `f` with `<text:span text:style-name="T1">a </text:span>\<text:span text:style-name="T1"> b </text:span>\ f(b)`:</text:p>
      <text:p text:style-name="P5"/>
      <text:p text:style-name="P5"><text:tab/><text:span text:style-name="T1">∃f</text:span>{<text:span text:style-name="T1">a </text:span>\<text:span text:style-name="T1"> b </text:span>\ f(b)} &lt;=&gt; a \ b \ f(b) \ f(f(b))</text:p>
      <text:p text:style-name="P5"/>
      <text:p text:style-name="P5">Repeating this process:</text:p>
      <text:p text:style-name="P5"/>
      <text:p text:style-name="P5"><text:tab/><text:span text:style-name="T1">∃f</text:span>{<text:span text:style-name="T1">a </text:span>\<text:span text:style-name="T1"> b </text:span>\ f(b) \ \ f<text:span text:style-name="T3">2</text:span>(b) … \ f<text:span text:style-name="T3">n</text:span>(b)} &lt;=&gt; a \ b \ f(b) \ f<text:span text:style-name="T3">2</text:span>(b) \ f<text:span text:style-name="T3">3</text:span>(b) \ … \ f<text:span text:style-name="T3">n+1</text:span>(b)</text:p>
      <text:p text:style-name="P5"/>
      <text:p text:style-name="P6">Since `f` maps to unique outputs, there is no case where `f<text:span text:style-name="T3">n</text:span>(b) = f<text:span text:style-name="T3">m</text:span>(b)` when `n ¬= m`.</text:p>
      <text:p text:style-name="P6"><text:span text:style-name="T5">The entire</text:span> <text:span text:style-name="T8">segmented sub-</text:span>set<text:span text:style-name="T8">s</text:span> <text:span text:style-name="T8">of </text:span>`a`<text:span text:style-name="T8"> by `f` </text:span>can be counted by repeating this process.</text:p>
      <text:p text:style-name="P6">It is kind of like counting with numbers, except you count like this: `(&gt;= 0), (&gt;= 1), (&gt;= 2) ...`.</text:p>
      <text:p text:style-name="P7"><text:span text:style-name="T8">S</text:span>ince <text:span text:style-name="T8">`f` decides</text:span> either finite or countable infinite, it can only <text:span text:style-name="T8">decide</text:span> up to countable infinite in size.</text:p>
      <text:p text:style-name="P8">However, there can be chunks of `a`’s interpretation as a set, which exceed countable infin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12:24.648776000</meta:creation-date>
    <dc:date>2019-09-04T17:31:22.348082000</dc:date>
    <meta:editing-duration>PT14M3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331" meta:character-count="1592" meta:non-whitespace-character-count="1273"/>
  </office:meta>
</office:document-meta>
</file>